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rif" svg:font-family="serif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serif" fo:font-size="11.25pt"/>
    </style:style>
    <style:style style:name="P2" style:family="paragraph" style:parent-style-name="Standard">
      <style:text-properties style:font-name="serif" fo:font-size="9.75pt"/>
    </style:style>
    <style:style style:name="P3" style:family="paragraph" style:parent-style-name="Standard">
      <style:text-properties style:font-name="serif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color="#000000" style:font-name="Calibri" fo:font-size="12pt" fo:language="none" fo:country="none" style:font-name-asian="Calibri" style:font-size-asian="12pt" style:font-name-complex="Calibri" style:font-size-complex="12pt"/>
    </style:style>
    <style:style style:name="P6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puesta de projecto web </text:p>
      <text:p text:style-name="P1"/>
      <text:p text:style-name="P1"/>
      <text:p text:style-name="P3">1.-Titulo</text:p>
      <text:p text:style-name="P1"/>
      <text:p text:style-name="P5">PROJECTE DELS RACONS</text:p>
      <text:p text:style-name="P2"/>
      <text:p text:style-name="P3">2.-Descripción</text:p>
      <text:p text:style-name="P2"/>
      <text:p text:style-name="P2">Es una aplicación web donde profesores proponen talleres para que los alumnos se apunten. El sistema tiene que <text:s/>gestionar las limitaciones de los alumno, no permitiendo-les apuntarse a talleres a los que no se les permite, ya sea porque no son del curso adecuado o porque se han apuntado muchas veces a el mismo tipo de taller.</text:p>
      <text:p text:style-name="P2"/>
      <text:p text:style-name="P2"/>
      <text:p text:style-name="P3">3.- Introducción</text:p>
      <text:p text:style-name="P3"/>
      <text:p text:style-name="P2">Descripción del problema: En el instituto quieren organizar un programa de talleres de distintos tipos cada semana a lo largo del año. Los alumnos tienen que escoger y apuntarse a un taller. No se podrán apuntar a talleres a los que no están permitidos ya esa porque se apunto al mismo tipo de taller muchas veces o porque esta apuntado a un taller a la misma hora que otro al que ya esta apuntado. Los profesores crean los talleres para una hora y día de la semana concreta no pueden crear dos talleres a la misma hora. Se necesita saber el historial de talleres a los que se ha apuntado un alumno y los alumnos apuntados a determinado taller. Los alumnos también se podrán intercambiar los talleres.</text:p>
      <text:p text:style-name="P2"/>
      <text:p text:style-name="P2">Descripción de la solución: Una base de datos guardara la información de los alumnos, los profesores, los talleres y el historial de cada taller con los diferentes alumnos que se apuntaron. Crearemos una aplicación web que gestione las limitaciones de cada actor y permita acceder a la información necesaria. El servidor tendrá que comunicar a los clientes conectados si un grupo se cierra en tiempo real.</text:p>
      <text:p text:style-name="P2"/>
      <text:p text:style-name="P2"/>
      <text:p text:style-name="P3">4.- Planificación</text:p>
      <text:p text:style-name="Standard"/>
      <text:p text:style-name="Standard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6">Tarea</text:p>
          </table:table-cell>
          <table:table-cell table:style-name="Tabla1.B1" office:value-type="string">
            <text:p text:style-name="P6">Tiempo(h)</text:p>
          </table:table-cell>
        </table:table-row>
        <table:table-row>
          <table:table-cell table:style-name="Tabla1.A2" office:value-type="string">
            <text:p text:style-name="Table_20_Contents">Planificación</text:p>
          </table:table-cell>
          <table:table-cell table:style-name="Tabla1.B2" office:value-type="float" office:value="1">
            <text:p text:style-name="P6">1</text:p>
          </table:table-cell>
        </table:table-row>
        <table:table-row>
          <table:table-cell table:style-name="Tabla1.A2" office:value-type="string">
            <text:p text:style-name="Table_20_Contents">Diseño de diagramas de Clase, de Uso, de Entidad-Relacion (BBDD)</text:p>
          </table:table-cell>
          <table:table-cell table:style-name="Tabla1.B2" office:value-type="float" office:value="2">
            <text:p text:style-name="P6">2</text:p>
          </table:table-cell>
        </table:table-row>
        <table:table-row>
          <table:table-cell table:style-name="Tabla1.A2" office:value-type="string">
            <text:p text:style-name="Table_20_Contents">Base de datos</text:p>
          </table:table-cell>
          <table:table-cell table:style-name="Tabla1.B2" office:value-type="float" office:value="5">
            <text:p text:style-name="P6">5</text:p>
          </table:table-cell>
        </table:table-row>
        <table:table-row>
          <table:table-cell table:style-name="Tabla1.A2" office:value-type="string">
            <text:p text:style-name="Table_20_Contents">Servidor REST</text:p>
          </table:table-cell>
          <table:table-cell table:style-name="Tabla1.B2" office:value-type="float" office:value="10">
            <text:p text:style-name="P6">10</text:p>
          </table:table-cell>
        </table:table-row>
        <table:table-row>
          <table:table-cell table:style-name="Tabla1.A2" office:value-type="string">
            <text:p text:style-name="Table_20_Contents">Programar clases, controladores(BackEnd)</text:p>
          </table:table-cell>
          <table:table-cell table:style-name="Tabla1.B2" office:value-type="float" office:value="25">
            <text:p text:style-name="P6">25</text:p>
          </table:table-cell>
        </table:table-row>
        <table:table-row>
          <table:table-cell table:style-name="Tabla1.A2" office:value-type="string">
            <text:p text:style-name="Table_20_Contents">Diseño e Implementación de Vistas (FrontEnd)</text:p>
          </table:table-cell>
          <table:table-cell table:style-name="Tabla1.B2" office:value-type="float" office:value="20">
            <text:p text:style-name="P6">20</text:p>
          </table:table-cell>
        </table:table-row>
        <table:table-row>
          <table:table-cell table:style-name="Tabla1.A2" office:value-type="string">
            <text:p text:style-name="Table_20_Contents">Pruebas </text:p>
          </table:table-cell>
          <table:table-cell table:style-name="Tabla1.B2" office:value-type="float" office:value="10">
            <text:p text:style-name="P6">10</text:p>
          </table:table-cell>
        </table:table-row>
        <table:table-row>
          <table:table-cell table:style-name="Tabla1.A2" office:value-type="string">
            <text:p text:style-name="Table_20_Contents">Memoria</text:p>
          </table:table-cell>
          <table:table-cell table:style-name="Tabla1.B2" office:value-type="float" office:value="10">
            <text:p text:style-name="P6">10</text:p>
          </table:table-cell>
        </table:table-row>
        <table:table-row>
          <table:table-cell table:style-name="Tabla1.A2" office:value-type="string">
            <text:p text:style-name="Table_20_Contents">Presentación</text:p>
          </table:table-cell>
          <table:table-cell table:style-name="Tabla1.B2" office:value-type="float" office:value="5">
            <text:p text:style-name="P6">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rif" svg:font-family="serif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isco </meta:initial-creator>
    <meta:creation-date>2017-04-25T18:05:07.40</meta:creation-date>
    <dc:date>2017-04-25T20:44:37.46</dc:date>
    <dc:creator>Francisco </dc:creator>
    <meta:editing-duration>PT1H49M36S</meta:editing-duration>
    <meta:editing-cycles>4</meta:editing-cycles>
    <meta:generator>OpenOffice/4.1.3$Win32 OpenOffice.org_project/413m1$Build-9783</meta:generator>
    <meta:document-statistic meta:table-count="1" meta:image-count="0" meta:object-count="0" meta:page-count="1" meta:paragraph-count="29" meta:word-count="302" meta:character-count="1777"/>
  </office:meta>
</office:document-meta>
</file>